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eflections 031016</text:p>
      <text:p text:style-name="Standard"/>
      <text:p text:style-name="Standard">today we finish and was critiqued on our dice game projects.</text:p>
      <text:p text:style-name="Standard">I need to remember that methods are verbs</text:p>
      <text:p text:style-name="Standard">and that consistency is key. </text:p>
      <text:p text:style-name="Standard">We also started making a nim game and a happy number check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0T18:07:34.07</meta:creation-date>
    <meta:document-statistic meta:table-count="0" meta:image-count="0" meta:object-count="0" meta:page-count="1" meta:paragraph-count="5" meta:word-count="38" meta:character-count="209"/>
    <dc:date>2016-03-10T18:14:05.60</dc:date>
    <meta:editing-duration>PT6M32S</meta:editing-duration>
    <meta:editing-cycles>1</meta:editing-cycles>
    <meta:generator>OpenOffice/4.1.2$Win32 OpenOffice.org_project/412m3$Build-9782</meta:generator>
  </office:meta>
</office:document-meta>
</file>